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OCUMENT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OCUMENTO</text:p>
          </table:table-cell>
          <table:table-cell office:value-type="string" table:style-name="ce1">
            <text:p>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AVANT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 INGRESO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 INGRES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named-expressions>
        <table:named-range table:name="DOCUMENTO" table:cell-range-address="DOCUMENTO.$A$1:DOCUMENTO.$B$4" table:base-cell-address="DOCUMENT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6:25Z</meta:creation-date>
    <dc:date>2019-12-12T00:51:44Z</dc:date>
  </office:meta>
</office:document-meta>
</file>